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491cm" svg:x="0.0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33:31.505072039</dc:date>
    <meta:editing-duration>PT2M48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847cm" svg:y="0.368cm" svg:width="14.046cm" svg:height="7.75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18033988749892">
                <text:p>-0.6180339887498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